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Level_20_1_20_para">
      <style:text-properties officeooo:paragraph-rsid="001c596f"/>
    </style:style>
    <style:style style:name="P4" style:family="paragraph" style:parent-style-name="Level_20_2_20_para">
      <style:text-properties officeooo:paragraph-rsid="001aef6b"/>
    </style:style>
    <style:style style:name="P5" style:family="paragraph" style:parent-style-name="Level_20_2_20_para">
      <style:text-properties style:font-name="Arial" officeooo:paragraph-rsid="001aef6b"/>
    </style:style>
    <style:style style:name="P6" style:family="paragraph" style:parent-style-name="_5f_code_5f_one_5f_line">
      <style:paragraph-properties fo:text-align="center" style:justify-single-word="false"/>
    </style:style>
    <style:style style:name="P7" style:family="paragraph" style:parent-style-name="Title">
      <style:text-properties fo:font-size="24pt" style:font-size-asian="24pt" style:font-size-complex="24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master-page-name="">
      <style:paragraph-properties style:page-number="auto"/>
    </style:style>
    <style:style style:name="P11" style:family="paragraph" style:parent-style-name="Level_20_1_20_Title" style:list-style-name="Numbering_20_123">
      <loext:graphic-properties draw:fill="none"/>
      <style:paragraph-properties fo:margin-left="0.7cm" fo:margin-right="0cm" fo:margin-top="0.4cm" fo:margin-bottom="0.4cm" loext:contextual-spacing="false" fo:text-indent="-0.7cm" style:auto-text-indent="false" fo:background-color="transparent">
        <style:tab-stops/>
      </style:paragraph-properties>
      <style:text-properties style:font-name="Arial"/>
    </style:style>
    <style:style style:name="P12" style:family="paragraph" style:parent-style-name="Level_20_1_20_list" style:list-style-name="Numbering_20_abc" style:master-page-name="">
      <loext:graphic-properties draw:fill="none"/>
      <style:paragraph-properties fo:margin-left="1.401cm" fo:margin-right="0cm" fo:margin-top="0cm" fo:margin-bottom="0.199cm" loext:contextual-spacing="false" fo:line-height="115%" fo:text-indent="-0.7cm" style:auto-text-indent="false" style:page-number="auto" fo:background-color="transparent" text:number-lines="true" text:line-number="0">
        <style:tab-stops/>
      </style:paragraph-properties>
    </style:style>
    <style:style style:name="P13" style:family="paragraph" style:parent-style-name="Level_20_2_20_Title" style:list-style-name="Numbering_20_123" style:master-page-name="">
      <loext:graphic-properties draw:fill="none"/>
      <style:paragraph-properties fo:margin-left="0.7cm" fo:margin-right="0cm" fo:margin-top="0.3cm" fo:margin-bottom="0.101cm" loext:contextual-spacing="false" fo:text-indent="0cm" style:auto-text-indent="false" style:page-number="auto" fo:background-color="transparent" fo:keep-with-next="always"/>
      <style:text-properties officeooo:rsid="002690fe" officeooo:paragraph-rsid="002690fe"/>
    </style:style>
    <style:style style:name="P14" style:family="paragraph" style:parent-style-name="Level_20_2_20_para" style:list-style-name="Numbering_20_123">
      <style:text-properties officeooo:paragraph-rsid="002690fe"/>
    </style:style>
    <style:style style:name="P15" style:family="paragraph" style:parent-style-name="Level_20_2_20_list">
      <style:text-properties officeooo:paragraph-rsid="0019d5f9"/>
    </style:style>
    <style:style style:name="P16" style:family="paragraph" style:parent-style-name="Level_20_2_20_list">
      <style:text-properties style:font-name="Arial" officeooo:paragraph-rsid="0019d5f9"/>
    </style:style>
    <style:style style:name="P17" style:family="paragraph" style:parent-style-name="Level_20_2_20_list">
      <style:text-properties style:font-name="Arial" officeooo:paragraph-rsid="001aef6b"/>
    </style:style>
    <style:style style:name="P18" style:family="paragraph" style:parent-style-name="Level_20_2_20_list">
      <style:text-properties style:font-name="Arial" officeooo:paragraph-rsid="001c596f"/>
    </style:style>
    <style:style style:name="P19" style:family="paragraph" style:parent-style-name="Level_20_2_20_list">
      <style:text-properties officeooo:paragraph-rsid="0020d321"/>
    </style:style>
    <style:style style:name="P20" style:family="paragraph" style:parent-style-name="Level_20_2_20_list">
      <style:text-properties officeooo:paragraph-rsid="001aef6b"/>
    </style:style>
    <style:style style:name="P21" style:family="paragraph" style:parent-style-name="Level_20_2_20_list">
      <style:text-properties officeooo:paragraph-rsid="001c583e"/>
    </style:style>
    <style:style style:name="P22" style:family="paragraph" style:parent-style-name="Level_20_2_20_list">
      <style:text-properties officeooo:paragraph-rsid="001c596f"/>
    </style:style>
    <style:style style:name="P23" style:family="paragraph" style:parent-style-name="Level_20_2_20_list" style:list-style-name="Numbering_20_abc" style:master-page-name="">
      <loext:graphic-properties draw:fill="none"/>
      <style:paragraph-properties fo:margin-left="2cm" fo:margin-right="0cm" fo:margin-top="0cm" fo:margin-bottom="0.3cm" loext:contextual-spacing="false" fo:text-indent="-0.6cm" style:auto-text-indent="false" style:page-number="auto" fo:background-color="transparent">
        <style:tab-stops/>
      </style:paragraph-properties>
      <style:text-properties officeooo:paragraph-rsid="0020d321"/>
    </style:style>
    <style:style style:name="P24" style:family="paragraph" style:parent-style-name="_5f_code_5f_one_5f_line" style:list-style-name="Numbering_20_123" style:master-page-name="">
      <loext:graphic-properties draw:fill="none"/>
      <style:paragraph-properties fo:margin-left="1.9cm" fo:margin-right="0cm" fo:margin-top="0.101cm" fo:margin-bottom="0.101cm" loext:contextual-spacing="false" fo:text-indent="0cm" style:auto-text-indent="false" style:page-number="auto" fo:background-color="transparent" text:number-lines="false" text:line-number="0" style:snap-to-layout-grid="false"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officeooo:paragraph-rsid="002690fe"/>
    </style:style>
    <style:style style:name="P25" style:family="paragraph" style:parent-style-name="Level_20_3_20_list">
      <style:text-properties officeooo:paragraph-rsid="001c596f"/>
    </style:style>
    <style:style style:name="P26" style:family="paragraph" style:parent-style-name="Level_20_3_20_list">
      <style:text-properties style:font-name="Arial" officeooo:paragraph-rsid="001c596f"/>
    </style:style>
    <style:style style:name="T1" style:family="text">
      <style:text-properties fo:font-size="10pt" style:font-size-asian="10pt" style:font-size-complex="10pt"/>
    </style:style>
    <style:style style:name="T2" style:family="text">
      <style:text-properties fo:font-size="10pt" officeooo:rsid="001e5f1c" style:font-size-asian="10pt" style:font-size-complex="10pt"/>
    </style:style>
    <style:style style:name="T3" style:family="text">
      <style:text-properties officeooo:rsid="001e5f1c"/>
    </style:style>
    <style:style style:name="T4" style:family="text">
      <style:text-properties officeooo:rsid="001aef6b"/>
    </style:style>
    <style:style style:name="T5" style:family="text">
      <style:text-properties officeooo:rsid="001c583e"/>
    </style:style>
    <style:style style:name="T6" style:family="text">
      <style:text-properties officeooo:rsid="001c596f"/>
    </style:style>
    <style:style style:name="T7" style:family="text">
      <style:text-properties officeooo:rsid="001f4b9c"/>
    </style:style>
    <style:style style:name="T8" style:family="text">
      <style:text-properties officeooo:rsid="00236a83"/>
    </style:style>
    <style:style style:name="T9" style:family="text">
      <style:text-properties officeooo:rsid="002690fe"/>
    </style:style>
    <style:style style:name="T10" style:family="text">
      <style:text-properties officeooo:rsid="002dd868"/>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_Toc578_2434856262"/>Longlevens Library Code Club<text:bookmark-end text:name="__RefHeading___Toc578_2434856262"/></text:p>
      <text:p text:style-name="Title"><text:bookmark-start text:name="__RefHeading___Toc580_2434856262"/><text:title>Raspberry Pi Setup Procedure</text:title><text:bookmark-end text:name="__RefHeading___Toc580_2434856262"/></text:p>
      <text:p text:style-name="P2"/>
      <text:p text:style-name="P2"><text:span text:style-name="T7">Last modified: </text:span><text:modification-date style:data-style-name="N76">10 January 2020</text:modification-date></text:p>
      <text:p text:style-name="P2"/>
      <text:p text:style-name="P2"/>
      <text:p text:style-name="P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8"><text:a xlink:type="simple" xlink:href="#__RefHeading___Toc582_2434856262" text:style-name="Index_20_Link" text:visited-style-name="Index_20_Link">1. What You Will Need<text:tab/>2</text:a></text:p>
          <text:p text:style-name="P8"><text:a xlink:type="simple" xlink:href="#__RefHeading___Toc584_2434856262" text:style-name="Index_20_Link" text:visited-style-name="Index_20_Link">2. Installation of Raspbian<text:tab/>2</text:a></text:p>
          <text:p text:style-name="P9"><text:a xlink:type="simple" xlink:href="#__RefHeading___Toc586_2434856262" text:style-name="Index_20_Link" text:visited-style-name="Index_20_Link">2.1 NOOBS Installation<text:tab/>2</text:a></text:p>
          <text:p text:style-name="P9"><text:a xlink:type="simple" xlink:href="#__RefHeading___Toc588_2434856262" text:style-name="Index_20_Link" text:visited-style-name="Index_20_Link">2.2 Direct installation of Raspbian<text:tab/>2</text:a></text:p>
          <text:p text:style-name="P9"><text:a xlink:type="simple" xlink:href="#__RefHeading___Toc590_2434856262" text:style-name="Index_20_Link" text:visited-style-name="Index_20_Link">2.3 Micro-SD card with NOOBS installed.<text:tab/>3</text:a></text:p>
          <text:p text:style-name="P9"><text:a xlink:type="simple" xlink:href="#__RefHeading___Toc592_2434856262" text:style-name="Index_20_Link" text:visited-style-name="Index_20_Link">2.4 First Boot Setup Wizard<text:tab/>3</text:a></text:p>
          <text:p text:style-name="P8"><text:a xlink:type="simple" xlink:href="#__RefHeading___Toc594_2434856262" text:style-name="Index_20_Link" text:visited-style-name="Index_20_Link">3. Install and activate the Firewall<text:tab/>4</text:a></text:p>
          <text:p text:style-name="P8"><text:a xlink:type="simple" xlink:href="#__RefHeading___Toc596_2434856262" text:style-name="Index_20_Link" text:visited-style-name="Index_20_Link">4. Raspberry Pi Configuration<text:tab/>4</text:a></text:p>
          <text:p text:style-name="P8"><text:a xlink:type="simple" xlink:href="#__RefHeading___Toc598_2434856262" text:style-name="Index_20_Link" text:visited-style-name="Index_20_Link">5. Remove Unnecessary Software<text:tab/>5</text:a></text:p>
          <text:p text:style-name="P8"><text:a xlink:type="simple" xlink:href="#__RefHeading___Toc600_2434856262" text:style-name="Index_20_Link" text:visited-style-name="Index_20_Link">6. Clone the GIT repository<text:tab/>5</text:a></text:p>
          <text:p text:style-name="P9"><text:a xlink:type="simple" xlink:href="#__RefHeading___Toc602_2434856262" text:style-name="Index_20_Link" text:visited-style-name="Index_20_Link">6.1 Create the SSH Keys<text:tab/>5</text:a></text:p>
          <text:p text:style-name="P9"><text:a xlink:type="simple" xlink:href="#__RefHeading___Toc604_2434856262" text:style-name="Index_20_Link" text:visited-style-name="Index_20_Link">6.2 Clone the Repository<text:tab/>6</text:a></text:p>
          <text:p text:style-name="P9"><text:a xlink:type="simple" xlink:href="#__RefHeading___Toc606_2434856262" text:style-name="Index_20_Link" text:visited-style-name="Index_20_Link">6.3 GIT Configuration Settings for the account<text:tab/>6</text:a></text:p>
          <text:p text:style-name="P8"><text:a xlink:type="simple" xlink:href="#__RefHeading___Toc608_2434856262" text:style-name="Index_20_Link" text:visited-style-name="Index_20_Link">7. Appearance Settings<text:tab/>6</text:a></text:p>
          <text:p text:style-name="P9"><text:a xlink:type="simple" xlink:href="#__RefHeading___Toc610_2434856262" text:style-name="Index_20_Link" text:visited-style-name="Index_20_Link">7.1 Set the desktop shortcuts<text:tab/>6</text:a></text:p>
          <text:p text:style-name="P9"><text:a xlink:type="simple" xlink:href="#__RefHeading___Toc612_2434856262" text:style-name="Index_20_Link" text:visited-style-name="Index_20_Link">7.2 Screen background<text:tab/>6</text:a></text:p>
          <text:p text:style-name="P8"><text:a xlink:type="simple" xlink:href="#__RefHeading___Toc614_2434856262" text:style-name="Index_20_Link" text:visited-style-name="Index_20_Link">8. Install Additional Software<text:tab/>6</text:a></text:p>
          <text:p text:style-name="P9"><text:a xlink:type="simple" xlink:href="#__RefHeading___Toc616_2434856262" text:style-name="Index_20_Link" text:visited-style-name="Index_20_Link">8.1 IDLE<text:tab/>6</text:a></text:p>
          <text:p text:style-name="P9"><text:a xlink:type="simple" xlink:href="#__RefHeading___Toc618_2434856262" text:style-name="Index_20_Link" text:visited-style-name="Index_20_Link">8.2 PIP<text:tab/>7</text:a></text:p>
          <text:p text:style-name="P9"><text:a xlink:type="simple" xlink:href="#__RefHeading___Toc620_2434856262" text:style-name="Index_20_Link" text:visited-style-name="Index_20_Link">8.3 Bluetooth for Python<text:tab/>7</text:a></text:p>
          <text:p text:style-name="P9"><text:a xlink:type="simple" xlink:href="#__RefHeading___Toc622_2434856262" text:style-name="Index_20_Link" text:visited-style-name="Index_20_Link">8.4 Meld<text:tab/>7</text:a></text:p>
          <text:p text:style-name="P9"><text:a xlink:type="simple" xlink:href="#__RefHeading___Toc624_2434856262" text:style-name="Index_20_Link" text:visited-style-name="Index_20_Link">8.5 GNU Image Manipulation Program<text:tab/>7</text:a></text:p>
          <text:p text:style-name="P9"><text:a xlink:type="simple" xlink:href="#__RefHeading___Toc1912_2204894439" text:style-name="Index_20_Link" text:visited-style-name="Index_20_Link">8.6 GUI Zero for Python<text:tab/>7</text:a></text:p>
          <text:p text:style-name="P8"><text:a xlink:type="simple" xlink:href="#__RefHeading___Toc626_2434856262" text:style-name="Index_20_Link" text:visited-style-name="Index_20_Link">9. Commissioning<text:tab/>7</text:a></text:p>
        </text:index-body>
      </text:table-of-content>
      <text:list xml:id="list2049313741" text:style-name="Numbering_20_123">
        <text:list-item>
          <text:h text:style-name="P11" text:outline-level="1"><text:bookmark-start text:name="__RefHeading___Toc582_2434856262"/><text:soft-page-break/>What You Will Need<text:bookmark-end text:name="__RefHeading___Toc582_2434856262"/></text:h>
        </text:list-item>
      </text:list>
      <text:list xml:id="list1653367793" text:style-name="Numbering_20_abc">
        <text:list-item>
          <text:p text:style-name="Level_20_1_20_list">Raspberry Pi with;</text:p>
          <text:list>
            <text:list-item>
              <text:p text:style-name="P15"><text:bookmark-start text:name="__RefHeading___Toc646_2434856262"/>compatible power supply, <text:bookmark-end text:name="__RefHeading___Toc646_2434856262"/></text:p>
            </text:list-item>
            <text:list-item>
              <text:p text:style-name="P16"><text:bookmark-start text:name="__RefHeading___Toc648_2434856262"/>HDMI cable or micro-HDMI cable(s) if installing on a Raspberry 4 and suitable adapter cable(s) if not using an HDMI screen.<text:bookmark-end text:name="__RefHeading___Toc648_2434856262"/></text:p>
            </text:list-item>
            <text:list-item>
              <text:p text:style-name="P16"><text:bookmark-start text:name="__RefHeading___Toc650_2434856262"/>USB keyboard and mouse.<text:bookmark-end text:name="__RefHeading___Toc650_2434856262"/></text:p>
            </text:list-item>
          </text:list>
        </text:list-item>
        <text:list-item>
          <text:p text:style-name="P12">Preferably a 16GB or 32GB micro-SD card pre-installed with the latest version of NOOBS. If not, you will also need a computer with access to the Internet capable of writing either:</text:p>
          <text:list>
            <text:list-item>
              <text:p text:style-name="P19">NOOBS onto the micro-SD card or,</text:p>
            </text:list-item>
            <text:list-item>
              <text:p text:style-name="P23">Raspbian directly onto the micro-SD card. If using an 8GB Micro-SD card you will need to install Raspbian directly as there is insufficient space for NOOBS, Raspbian, the required applications and a clone of the club’s GitHub repository.</text:p>
            </text:list-item>
          </text:list>
        </text:list-item>
        <text:list-item>
          <text:p text:style-name="Level_20_1_20_list">Passwords for; </text:p>
          <text:list>
            <text:list-item>
              <text:p text:style-name="P20"><text:bookmark-start text:name="__RefHeading___Toc656_2434856262"/>the Club’s GitHub account (username is the Club’s Gmail address),<text:bookmark-end text:name="__RefHeading___Toc656_2434856262"/></text:p>
            </text:list-item>
            <text:list-item>
              <text:p text:style-name="P17"><text:bookmark-start text:name="__RefHeading___Toc658_2434856262"/>the Club’s Gmail account,<text:bookmark-end text:name="__RefHeading___Toc658_2434856262"/></text:p>
            </text:list-item>
            <text:list-item>
              <text:p text:style-name="P17"><text:bookmark-start text:name="__RefHeading___Toc660_2434856262"/>the “pi” account as used on each Raspberry Pi.<text:bookmark-end text:name="__RefHeading___Toc660_2434856262"/></text:p>
            </text:list-item>
          </text:list>
        </text:list-item>
        <text:list-item>
          <text:p text:style-name="Level_20_1_20_list">An Internet connection, preferably via Ethernet cable.</text:p>
        </text:list-item>
        <text:list-item>
          <text:p text:style-name="Level_20_1_20_list">Approximately one hour of time (assuming there are no problems).</text:p>
        </text:list-item>
      </text:list>
      <text:list xml:id="list224661083114949" text:continue-list="list2049313741" text:style-name="Numbering_20_123">
        <text:list-item>
          <text:h text:style-name="Level_20_1_20_Title" text:outline-level="1"><text:bookmark-start text:name="__RefHeading___Toc584_2434856262"/>Installation of Raspbian <text:bookmark-end text:name="__RefHeading___Toc584_2434856262"/></text:h>
        </text:list-item>
      </text:list>
      <text:p text:style-name="Level_20_1_20_para">If the micro-SD card has NOOBS pre-installed skip to section <text:bookmark-ref text:reference-format="number" text:ref-name="__RefNumPara__908_3199128223">2.3</text:bookmark-ref>. Otherwise there are two options; either write NOOBS to the micro-HDMI card or directly write Raspbian onto it. You will need a computer with a suitable micro-SD card reader/writer connected to the Internet. As the method depends on what type of operating system your computer uses, these notes link to the RaspberryPi.org website for full instructions.</text:p>
      <text:list xml:id="list224660657813519" text:continue-numbering="true" text:style-name="Numbering_20_123">
        <text:list-item>
          <text:list>
            <text:list-item>
              <text:h text:style-name="Level_20_2_20_Title" text:outline-level="2"><text:bookmark-start text:name="__RefHeading___Toc586_2434856262"/>NOOBS Installation<text:bookmark-end text:name="__RefHeading___Toc586_2434856262"/></text:h>
            </text:list-item>
          </text:list>
        </text:list-item>
      </text:list>
      <text:p text:style-name="Level_20_2_20_para">To write NOOBS to the Micro-SD card, minimum size 16GB, follow the instructions for your computer’s operating system found using the link below and then continue to section <text:bookmark-ref text:reference-format="number" text:ref-name="__RefNumPara__908_3199128223">2.3</text:bookmark-ref>.</text:p>
      <text:p text:style-name="P6"><text:span text:style-name="_5f_BashIdent"><text:span text:style-name="T5">h</text:span></text:span><text:span text:style-name="_5f_BashIdent">ttps</text:span><text:span text:style-name="_5f_BashSpecial">://</text:span><text:span text:style-name="_5f_BashIdent">www.raspberrypi.org</text:span><text:span text:style-name="_5f_BashSpecial">/</text:span><text:span text:style-name="_5f_BashIdent">documentation</text:span><text:span text:style-name="_5f_BashSpecial">/</text:span><text:span text:style-name="_5f_BashIdent">installation</text:span><text:span text:style-name="_5f_BashSpecial">/</text:span><text:span text:style-name="_5f_BashIdent">noobs.md</text:span></text:p>
      <text:list xml:id="list224659781066497" text:continue-numbering="true" text:style-name="Numbering_20_123">
        <text:list-item>
          <text:list>
            <text:list-item>
              <text:h text:style-name="Level_20_2_20_Title" text:outline-level="2"><text:bookmark-start text:name="__RefHeading___Toc588_2434856262"/>Direct installation of Raspbian<text:bookmark-end text:name="__RefHeading___Toc588_2434856262"/></text:h>
            </text:list-item>
          </text:list>
        </text:list-item>
      </text:list>
      <text:p text:style-name="Level_20_2_20_para">To install Raspbian directly onto the micro-SD card, which you will need to do for 8GB micro-SD cards, follow the instructions for your computer’s operating system detailed at:</text:p>
      <text:p text:style-name="P6"><text:tab/><text:tab/><text:span text:style-name="_5f_BashIdent">https</text:span><text:span text:style-name="_5f_BashSpecial">://</text:span><text:span text:style-name="_5f_BashIdent">www.raspberrypi.org</text:span><text:span text:style-name="_5f_BashSpecial">/</text:span><text:span text:style-name="_5f_BashIdent">documentation</text:span><text:span text:style-name="_5f_BashSpecial">/</text:span><text:span text:style-name="_5f_BashIdent">installation</text:span><text:span text:style-name="_5f_BashSpecial">/</text:span><text:span text:style-name="_5f_BashIdent">installing</text:span><text:span text:style-name="_5f_BashSpecial">-</text:span><text:span text:style-name="_5f_BashIdent">images</text:span><text:span text:style-name="_5f_BashSpecial">/</text:span><text:span text:style-name="_5f_BashIdent">README.md</text:span></text:p>
      <text:p text:style-name="Level_20_2_20_para"><text:soft-page-break/>Afterwards, insert the Micro-SD card into the Raspberry Pi before powering on and follow the instructions listed in <text:bookmark-ref text:reference-format="number" text:ref-name="__RefNumPara__910_3199128223">2.4</text:bookmark-ref>.</text:p>
      <text:list xml:id="list224661053085704" text:continue-numbering="true" text:style-name="Numbering_20_123">
        <text:list-item>
          <text:list>
            <text:list-item>
              <text:h text:style-name="Level_20_2_20_Title" text:outline-level="2"><text:bookmark-start text:name="__RefHeading___Toc590_2434856262"/><text:bookmark-start text:name="__RefNumPara__908_3199128223"/>Micro-SD card with NOOBS installed.<text:bookmark-end text:name="__RefHeading___Toc590_2434856262"/><text:bookmark-end text:name="__RefNumPara__908_3199128223"/></text:h>
            </text:list-item>
          </text:list>
        </text:list-item>
      </text:list>
      <text:p text:style-name="Level_20_2_20_para">Insert the micro-SD card into the Raspberry Pi. Plug in keyboard, mouse, monitor (via left hand micro-SD socket for a Raspberry 4) and ethernet cable (wifi can be used if ethernet not available). Turn on the power supply and then plug in the USB connector to the Raspberry. Pi.</text:p>
      <text:p text:style-name="Level_20_2_20_para">When the NOOBS screen appears, select “Raspbian Full” and click the “Install” button. It will take approximately 10 minutes for Raspbian to be extracted and installed.</text:p>
      <text:p text:style-name="Level_20_2_20_para">Select “OK” when prompted to complete the installation. The Raspberry Pi will reboot into Raspbian and run the First Boot Setup Wizard (see below).</text:p>
      <text:list xml:id="list224661394281144" text:continue-numbering="true" text:style-name="Numbering_20_123">
        <text:list-item>
          <text:list>
            <text:list-item>
              <text:h text:style-name="Level_20_2_20_Title" text:outline-level="2"><text:bookmark-start text:name="__RefHeading___Toc592_2434856262"/><text:bookmark-start text:name="__RefNumPara__910_3199128223"/>First Boot Setup Wizard<text:bookmark-end text:name="__RefHeading___Toc592_2434856262"/><text:bookmark-end text:name="__RefNumPara__910_3199128223"/></text:h>
            </text:list-item>
          </text:list>
        </text:list-item>
      </text:list>
      <text:p text:style-name="Level_20_2_20_para">The setup wizard will run upon initial boot up. At the Country screen, if not set by default, select; “United Kingdom”, “British English” and “London” for “Location”, “Language” and “Timezone” respectively. Ignore the “Use English Language” check box as this may cause the previous settings to be overwritten. Click “Next”.</text:p>
      <text:p text:style-name="P4">Enter the club’s usual password for the “pi” account. Be very careful to type in the password correctly otherwise it may not be possible to recover without reinstalling Raspbian.</text:p>
      <text:p text:style-name="P5">The screen should not have black borders if viewed in HDMI mode. However, the screen needs to be set up correctly at the library so continue to the next step.</text:p>
      <text:p text:style-name="P5">Wifi needs setting at the Longlevens Library. Please note if you choose to use your own wifi at home, your password will be saved in a network settings file in the clear. (<text:span text:style-name="T10">For </text:span>location <text:span text:style-name="T10">of file see </text:span>section <text:bookmark-ref text:reference-format="number" text:ref-name="__RefNumPara__912_3199128223">9</text:bookmark-ref>) If using an <text:span text:style-name="T10">Ethernet</text:span> cable, select “skip” and continue to the final step.</text:p>
      <text:p text:style-name="P5">Update the Raspbian installation. This may take some time depending on the age of the Raspbian image written onto the Micro-SD card. Restart upon completion.</text:p>
      <text:p text:style-name="P5">Open a terminal window and ensure the distribution is up to date:</text:p>
      <text:p text:style-name="_5f_code_5f_one_5f_line"><text:tab/><text:tab/><text:tab/><text:tab/><text:span text:style-name="_5f_BashAltKeyword">sudo</text:span> <text:span text:style-name="_5f_BashAltKeyword">apt</text:span> <text:span text:style-name="_5f_BashIdent">dist</text:span><text:span text:style-name="_5f_BashSpecial">-</text:span><text:span text:style-name="_5f_BashIdent">upgrade</text:span></text:p>
      <text:p text:style-name="Level_20_2_20_para">Remove any packages no longer required with:</text:p>
      <text:p text:style-name="_5f_code_5f_one_5f_line"><text:tab/><text:tab/><text:tab/><text:tab/><text:span text:style-name="_5f_BashAltKeyword">sudo</text:span> <text:span text:style-name="_5f_BashAltKeyword">apt</text:span> <text:span text:style-name="_5f_BashIdent">autoremove</text:span></text:p>
      <text:p text:style-name="Level_20_2_20_para">Finally clean up the installation with:0</text:p>
      <text:p text:style-name="_5f_code_5f_one_5f_line"><text:tab/><text:tab/><text:tab/><text:tab/><text:span text:style-name="_5f_BashAltKeyword">sudo</text:span> <text:span text:style-name="_5f_BashAltKeyword">apt</text:span> <text:span text:style-name="_5f_BashIdent">clean</text:span></text:p>
      <text:list xml:id="list224660990049598" text:continue-numbering="true" text:style-name="Numbering_20_123">
        <text:list-item>
          <text:h text:style-name="Level_20_1_20_Title" text:outline-level="1"><text:bookmark-start text:name="__RefHeading___Toc594_2434856262"/><text:soft-page-break/>Install and activate the Firewall<text:bookmark-end text:name="__RefHeading___Toc594_2434856262"/></text:h>
        </text:list-item>
      </text:list>
      <text:p text:style-name="Level_20_1_20_para">In a terminal window, install the “Uncomplicated Firewall” using the following command:</text:p>
      <text:p text:style-name="_5f_code_5f_one_5f_line"><text:tab/><text:tab/><text:tab/><text:span text:style-name="_5f_BashAltKeyword">sudo</text:span> <text:span text:style-name="_5f_BashAltKeyword">apt</text:span> <text:span text:style-name="_5f_BashAltKeyword">install</text:span> <text:span text:style-name="_5f_BashIdent">ufw</text:span></text:p>
      <text:p text:style-name="Level_20_1_20_para">Turn on using the default settings with the command:</text:p>
      <text:p text:style-name="_5f_code_5f_one_5f_line"><text:tab/><text:tab/><text:tab/><text:span text:style-name="_5f_BashAltKeyword">sudo</text:span> <text:span text:style-name="_5f_BashIdent">ufw</text:span> <text:span text:style-name="_5f_BashAltKeyword">enable</text:span></text:p>
      <text:p text:style-name="Level_20_1_20_para">Reboot and check the firewall is running:</text:p>
      <text:p text:style-name="_5f_code_5f_one_5f_line"><text:tab/><text:tab/><text:tab/><text:span text:style-name="_5f_BashAltKeyword">sudo</text:span> <text:span text:style-name="_5f_BashIdent">ufw</text:span> <text:span text:style-name="_5f_BashIdent">status</text:span></text:p>
      <text:list xml:id="list224660704083339" text:continue-numbering="true" text:style-name="Numbering_20_123">
        <text:list-item>
          <text:h text:style-name="Level_20_1_20_Title" text:outline-level="1"><text:bookmark-start text:name="__RefHeading___Toc596_2434856262"/>Raspberry Pi Configuration<text:bookmark-end text:name="__RefHeading___Toc596_2434856262"/></text:h>
        </text:list-item>
      </text:list>
      <text:p text:style-name="Level_20_1_20_para">Despite selecting some configuration settings during the Raspbian installation process, some of these settings may have been overridd.en, please check all the following settings.</text:p>
      <text:p text:style-name="Level_20_1_20_para">In “Preferences” → “Raspberry Pi Configuration” ensure the following are set:</text:p>
      <text:list xml:id="list224660917385122" text:continue-list="list1653367793" text:style-name="Numbering_20_abc">
        <text:list-item text:start-value="1">
          <text:p text:style-name="Level_20_1_20_list">On the “Localisation” tab:</text:p>
          <text:list>
            <text:list-item>
              <text:p text:style-name="P21"><text:bookmark-start text:name="__RefHeading___Toc662_2434856262"/>Locale:<text:bookmark-end text:name="__RefHeading___Toc662_2434856262"/></text:p>
            </text:list-item>
          </text:list>
        </text:list-item>
      </text:list>
      <text:list xml:id="list2535474743" text:style-name="Numbering_20_ABC">
        <text:list-item>
          <text:list>
            <text:list-item>
              <text:list>
                <text:list-item>
                  <text:p text:style-name="P25">Language: “En (English)”</text:p>
                </text:list-item>
                <text:list-item>
                  <text:p text:style-name="P26">Country: “GB (United Kingdom)”</text:p>
                </text:list-item>
                <text:list-item>
                  <text:p text:style-name="P26">Character set: “UTF-8”</text:p>
                </text:list-item>
              </text:list>
            </text:list-item>
          </text:list>
        </text:list-item>
      </text:list>
      <text:list xml:id="list224660980563134" text:continue-list="list224660917385122" text:style-name="Numbering_20_abc">
        <text:list-item>
          <text:list>
            <text:list-item>
              <text:p text:style-name="Level_20_2_20_list"><text:bookmark-start text:name="__RefHeading___Toc664_2434856262"/>Timezone:<text:bookmark-end text:name="__RefHeading___Toc664_2434856262"/></text:p>
            </text:list-item>
          </text:list>
        </text:list-item>
      </text:list>
      <text:list xml:id="list224661381492637" text:continue-list="list2535474743" text:style-name="Numbering_20_ABC">
        <text:list-item>
          <text:list>
            <text:list-item>
              <text:list>
                <text:list-item text:start-value="1">
                  <text:p text:style-name="P25">Area: “Europe”</text:p>
                </text:list-item>
                <text:list-item>
                  <text:p text:style-name="P26">Location: “London”</text:p>
                </text:list-item>
              </text:list>
            </text:list-item>
          </text:list>
        </text:list-item>
      </text:list>
      <text:list xml:id="list224661356737479" text:continue-list="list224660980563134" text:style-name="Numbering_20_abc">
        <text:list-item>
          <text:list>
            <text:list-item>
              <text:p text:style-name="P21"><text:bookmark-start text:name="__RefHeading___Toc666_2434856262"/>Keyboard:<text:bookmark-end text:name="__RefHeading___Toc666_2434856262"/></text:p>
            </text:list-item>
          </text:list>
        </text:list-item>
      </text:list>
      <text:list xml:id="list224660817970062" text:continue-list="list224661381492637" text:style-name="Numbering_20_ABC">
        <text:list-item>
          <text:list>
            <text:list-item>
              <text:list>
                <text:list-item text:start-value="1">
                  <text:p text:style-name="P25">Layout: “Generic 105-key PC (intl.)”</text:p>
                </text:list-item>
                <text:list-item>
                  <text:p text:style-name="P26">Model: “English (UK)”</text:p>
                </text:list-item>
                <text:list-item>
                  <text:p text:style-name="P26">Variant: “English (UK)”</text:p>
                </text:list-item>
              </text:list>
            </text:list-item>
          </text:list>
        </text:list-item>
      </text:list>
      <text:list xml:id="list224661045976978" text:continue-list="list224661356737479" text:style-name="Numbering_20_abc">
        <text:list-item>
          <text:list>
            <text:list-item>
              <text:p text:style-name="Level_20_2_20_list"><text:bookmark-start text:name="__RefHeading___Toc668_2434856262"/>Wifi:<text:bookmark-end text:name="__RefHeading___Toc668_2434856262"/></text:p>
            </text:list-item>
          </text:list>
        </text:list-item>
      </text:list>
      <text:list xml:id="list224660290272420" text:continue-list="list224660817970062" text:style-name="Numbering_20_ABC">
        <text:list-item>
          <text:list>
            <text:list-item>
              <text:list>
                <text:list-item text:start-value="1">
                  <text:p text:style-name="Level_20_3_20_list">Country: “GB <text:s/>Britain (UK)”</text:p>
                </text:list-item>
              </text:list>
            </text:list-item>
          </text:list>
        </text:list-item>
      </text:list>
      <text:list xml:id="list224661383915978" text:continue-list="list224661045976978" text:style-name="Numbering_20_abc">
        <text:list-item>
          <text:p text:style-name="Level_20_1_20_list">On the “System” tab change the following:</text:p>
          <text:list>
            <text:list-item>
              <text:p text:style-name="P20"><text:bookmark-start text:name="__RefHeading___Toc670_2434856262"/>The password prompt is turned on. Uncheck the “Auto login as user ‘pi’” option.<text:bookmark-end text:name="__RefHeading___Toc670_2434856262"/></text:p>
            </text:list-item>
            <text:list-item>
              <text:p text:style-name="P17"><text:bookmark-start text:name="__RefHeading___Toc672_2434856262"/>Set the name to be “raspberrypi-&lt;n&gt;” where ‘n’ is the unique number allotted by the Club. If the the Raspberry Pi is new, then use the next number available in the list saved at:<text:bookmark-end text:name="__RefHeading___Toc672_2434856262"/></text:p>
            </text:list-item>
          </text:list>
        </text:list-item>
      </text:list>
      <text:p text:style-name="P6"><text:span text:style-name="_5f_BashSpecial">/</text:span><text:span text:style-name="_5f_BashIdent"><text:span text:style-name="T5">home</text:span></text:span><text:span text:style-name="_5f_BashSpecial"><text:span text:style-name="T5">/</text:span></text:span><text:span text:style-name="_5f_BashIdent"><text:span text:style-name="T5">pi</text:span></text:span><text:span text:style-name="_5f_BashSpecial"><text:span text:style-name="T5">/</text:span></text:span><text:span text:style-name="_5f_BashIdent">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Update_Status.txt</text:span></text:p>
      <text:p text:style-name="Level_20_1_20_para">Save the configuration settings and accept the prompt to reboot.</text:p>
      <text:p text:style-name="Level_20_1_20_para"><text:soft-page-break/>Check the password prompt appears upon the reboot. Open a terminal window and check that the prompt includes the unique name for the Raspberry Pi.</text:p>
      <text:list xml:id="list224661112010380" text:continue-list="list224660704083339" text:style-name="Numbering_20_123">
        <text:list-item>
          <text:h text:style-name="Level_20_1_20_Title" text:outline-level="1"><text:bookmark-start text:name="__RefHeading___Toc598_2434856262"/>Remove Unnecessary Software<text:bookmark-end text:name="__RefHeading___Toc598_2434856262"/></text:h>
        </text:list-item>
      </text:list>
      <text:p text:style-name="P3">If using an 8GB Micro-SD card you will need to free up space before cloning the repository in the next section. The following applications can be removed:</text:p>
      <text:list xml:id="list224661873500561" text:continue-list="list224661383915978" text:style-name="Numbering_20_abc">
        <text:list-item>
          <text:list>
            <text:list-item>
              <text:list>
                <text:list-item>
                  <text:list>
                    <text:list-item>
                      <text:p text:style-name="P22"><text:bookmark-start text:name="__RefHeading___Toc674_2434856262"/>Claws Mail<text:bookmark-end text:name="__RefHeading___Toc674_2434856262"/></text:p>
                    </text:list-item>
                    <text:list-item>
                      <text:p text:style-name="P22"><text:bookmark-start text:name="__RefHeading___Toc676_2434856262"/>Python Sample Games<text:bookmark-end text:name="__RefHeading___Toc676_2434856262"/></text:p>
                    </text:list-item>
                    <text:list-item>
                      <text:p text:style-name="P22"><text:bookmark-start text:name="__RefHeading___Toc678_2434856262"/>Python Mu IDE<text:bookmark-end text:name="__RefHeading___Toc678_2434856262"/></text:p>
                    </text:list-item>
                    <text:list-item>
                      <text:p text:style-name="P22"><text:bookmark-start text:name="__RefHeading___Toc680_2434856262"/>Java Greenfoot<text:bookmark-end text:name="__RefHeading___Toc680_2434856262"/></text:p>
                    </text:list-item>
                    <text:list-item>
                      <text:p text:style-name="P22"><text:bookmark-start text:name="__RefHeading___Toc682_2434856262"/>Java BlueJ<text:bookmark-end text:name="__RefHeading___Toc682_2434856262"/></text:p>
                    </text:list-item>
                    <text:list-item>
                      <text:p text:style-name="P22"><text:bookmark-start text:name="__RefHeading___Toc684_2434856262"/><text:span text:style-name="T6">M</text:span>athmatica<text:bookmark-end text:name="__RefHeading___Toc684_2434856262"/></text:p>
                    </text:list-item>
                    <text:list-item>
                      <text:p text:style-name="P22"><text:bookmark-start text:name="__RefHeading___Toc686_2434856262"/>No<text:span text:style-name="T8">d</text:span>e Red<text:bookmark-end text:name="__RefHeading___Toc686_2434856262"/></text:p>
                    </text:list-item>
                    <text:list-item>
                      <text:p text:style-name="P22"><text:bookmark-start text:name="__RefHeading___Toc688_2434856262"/>Sonica<text:bookmark-end text:name="__RefHeading___Toc688_2434856262"/></text:p>
                    </text:list-item>
                    <text:list-item>
                      <text:p text:style-name="P22"><text:bookmark-start text:name="__RefHeading___Toc690_2434856262"/>Scratch 1<text:bookmark-end text:name="__RefHeading___Toc690_2434856262"/></text:p>
                    </text:list-item>
                  </text:list>
                </text:list-item>
              </text:list>
            </text:list-item>
          </text:list>
        </text:list-item>
      </text:list>
      <text:list xml:id="list224660767443092" text:continue-list="list224661112010380" text:style-name="Numbering_20_123">
        <text:list-item>
          <text:h text:style-name="Level_20_1_20_Title" text:outline-level="1"><text:bookmark-start text:name="__RefHeading___Toc600_2434856262"/><text:span text:style-name="T4">C</text:span>lone the GIT repository<text:bookmark-end text:name="__RefHeading___Toc600_2434856262"/></text:h>
          <text:list>
            <text:list-item>
              <text:h text:style-name="Level_20_2_20_Title" text:outline-level="2"><text:bookmark-start text:name="__RefHeading___Toc602_2434856262"/>Create the SSH Keys<text:bookmark-end text:name="__RefHeading___Toc602_2434856262"/></text:h>
            </text:list-item>
          </text:list>
        </text:list-item>
      </text:list>
      <text:p text:style-name="Level_20_2_20_para">Open a terminal window and run the following command:</text:p>
      <text:p text:style-name="_5f_code_5f_one_5f_line"><text:tab/><text:tab/><text:tab/><text:tab/><text:span text:style-name="_5f_BashAltKeyword">ssh</text:span><text:span text:style-name="_5f_BashSpecial">-</text:span><text:span text:style-name="_5f_BashIdent">keygen</text:span></text:p>
      <text:p text:style-name="P4">Accept the default file specification by pressing return. Do not insert a passphrase, press ‘return’ at both the passphrase prompts.</text:p>
      <text:p text:style-name="P5">Open Chromium on the Raspberry Pi and navigate to https://github.com and log in using the Club’s GitHub’s credentials. You will also need to access the Club’s Gmail account as you will need to enter a verification code sent to the account as you will be using an ‘unknown device’.</text:p>
      <text:p text:style-name="P5">In the top right hand corner,click on the down arrow by the Club’s logo and select ‘Settings’. Choose “SSH &amp; GPG Keys”. <text:s/>If rebuilding Raspbian for an existing Raspberry Pi, delete the existing key for that Pi. Click “Add new SSH Key”. For the name, match the pattern of the existing keys: “Longlevens Pi &lt;n&gt;” where n is the number used for the Pi in the earlier configuration step above. To insert the key itself, in a terminal window display the public key with the command:</text:p>
      <text:p text:style-name="_5f_code_5f_one_5f_line"><text:tab/><text:tab/><text:tab/><text:tab/><text:span text:style-name="_5f_BashAltKeyword">cat</text:span> <text:span text:style-name="_5f_BashIdent">~</text:span><text:span text:style-name="_5f_BashSpecial">/.</text:span><text:span text:style-name="_5f_BashAltKeyword">ssh</text:span><text:span text:style-name="_5f_BashSpecial">/</text:span><text:span text:style-name="_5f_BashIdent">id_rsa.pub</text:span></text:p>
      <text:p text:style-name="Level_20_2_20_para">Carefully copy and paste the output into the key area and then click on “Add SSH Key”. </text:p>
      <text:list xml:id="list224661071226256" text:continue-numbering="true" text:style-name="Numbering_20_123">
        <text:list-item>
          <text:list>
            <text:list-item>
              <text:h text:style-name="Level_20_2_20_Title" text:outline-level="2"><text:bookmark-start text:name="__RefHeading___Toc604_2434856262"/><text:soft-page-break/>Clone the Repository<text:bookmark-end text:name="__RefHeading___Toc604_2434856262"/></text:h>
            </text:list-item>
          </text:list>
        </text:list-item>
      </text:list>
      <text:p text:style-name="Level_20_2_20_para">Navigate in GitHub to the home page for the “GlosLibCodeClub” repository. On the right hand side there will be an option to “Clone or Download”. Click on “Use SSH”. This will provide the URL required to clone the repository. Copy it and then in a Terminal Window in the “/home/pi” directory run the command:</text:p>
      <text:p text:style-name="_5f_code_5f_one_5f_line"><text:tab/><text:tab/><text:tab/><text:tab/><text:span text:style-name="_5f_BashIdent">git</text:span> <text:span text:style-name="_5f_BashIdent">clone</text:span> <text:span text:style-name="_5f_BashSpecial">&lt;</text:span><text:span text:style-name="_5f_BashAltKeyword">paste</text:span> <text:span text:style-name="_5f_BashAltKeyword">SSH</text:span> <text:span text:style-name="_5f_BashIdent">URL</text:span> <text:span text:style-name="_5f_BashIdent">here</text:span><text:span text:style-name="_5f_BashSpecial">&gt;</text:span></text:p>
      <text:p text:style-name="Level_20_2_20_para">This will take a few minutes to complete. Check there are no errors and scan the contents afterwards to ensure the clone has been successful. In the Terminal window, change to the “GlosLibCodeClub” directory and check all is well with:</text:p>
      <text:p text:style-name="_5f_code_5f_one_5f_line"><text:tab/><text:tab/><text:tab/><text:tab/><text:span text:style-name="_5f_BashIdent">git</text:span> <text:span text:style-name="_5f_BashIdent">status</text:span></text:p>
      <text:list xml:id="list224660947827298" text:continue-numbering="true" text:style-name="Numbering_20_123">
        <text:list-item>
          <text:list>
            <text:list-item>
              <text:h text:style-name="Level_20_2_20_Title" text:outline-level="2"><text:bookmark-start text:name="__RefHeading___Toc606_2434856262"/>GIT Configuration Settings for the account<text:bookmark-end text:name="__RefHeading___Toc606_2434856262"/></text:h>
            </text:list-item>
          </text:list>
        </text:list-item>
      </text:list>
      <text:p text:style-name="Level_20_2_20_para">The username and email address need to be set in the GIT configuration file. Run the following commands in a terminal window:</text:p>
      <text:p text:style-name="_5f_code_5f_one_5f_line"><text:tab/><text:tab/><text:tab/><text:tab/><text:span text:style-name="_5f_BashIdent">git</text:span> <text:span text:style-name="_5f_BashIdent">config</text:span> <text:span text:style-name="_5f_BashIdent">–</text:span><text:span text:style-name="_5f_BashSpecial">-</text:span><text:span text:style-name="_5f_BashIdent">global</text:span> <text:span text:style-name="_5f_BashIdent">user.name</text:span> <text:span text:style-name="_5f_BashLiteral">"Longlevens Raspberry Pi &lt;n&gt;"</text:span></text:p>
      <text:p text:style-name="_5f_code_5f_one_5f_line"><text:tab/><text:tab/><text:tab/><text:tab/><text:span text:style-name="_5f_BashIdent">git</text:span> <text:span text:style-name="_5f_BashIdent">config</text:span> <text:span text:style-name="_5f_BashIdent">–</text:span><text:span text:style-name="_5f_BashSpecial">-</text:span><text:span text:style-name="_5f_BashIdent">global</text:span> <text:span text:style-name="_5f_BashIdent">user.email</text:span> <text:span text:style-name="_5f_BashLiteral">"longlevens.library.code.club@gmail.com"</text:span></text:p>
      <text:list xml:id="list224661772678271" text:continue-numbering="true" text:style-name="Numbering_20_123">
        <text:list-item>
          <text:h text:style-name="Level_20_1_20_Title" text:outline-level="1"><text:bookmark-start text:name="__RefHeading___Toc608_2434856262"/>Appearance Settings<text:bookmark-end text:name="__RefHeading___Toc608_2434856262"/></text:h>
          <text:list>
            <text:list-item>
              <text:h text:style-name="Level_20_2_20_Title" text:outline-level="2"><text:bookmark-start text:name="__RefHeading___Toc610_2434856262"/>Set the desktop shortcuts<text:bookmark-end text:name="__RefHeading___Toc610_2434856262"/></text:h>
            </text:list-item>
          </text:list>
        </text:list-item>
      </text:list>
      <text:p text:style-name="Level_20_2_20_para">Run the script in the repository and tidy up the new icons into Scratch, Python and HTML/Javascript columns in the top left hand corner of the desktop:</text:p>
      <text:p text:style-name="_5f_code_5f_one_5f_line"><text:tab/><text:tab/><text:tab/><text:tab/><text:span text:style-name="_5f_BashIdent">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DesktopShortcuts.sh</text:span></text:p>
      <text:list xml:id="list224661504706347" text:continue-numbering="true" text:style-name="Numbering_20_123">
        <text:list-item>
          <text:list>
            <text:list-item>
              <text:h text:style-name="Level_20_2_20_Title" text:outline-level="2"><text:bookmark-start text:name="__RefHeading___Toc612_2434856262"/>Screen background<text:tab/><text:bookmark-end text:name="__RefHeading___Toc612_2434856262"/></text:h>
            </text:list-item>
          </text:list>
        </text:list-item>
      </text:list>
      <text:p text:style-name="Level_20_2_20_para">In “Preferences” → “Appearance Settings”:</text:p>
      <text:list xml:id="list224660791057030" text:continue-list="list224661873500561" text:style-name="Numbering_20_abc">
        <text:list-item>
          <text:list>
            <text:list-item text:start-value="1">
              <text:p text:style-name="P22"><text:bookmark-start text:name="__RefHeading___Toc692_2434856262"/>Set the layout to “Centre on screen”<text:bookmark-end text:name="__RefHeading___Toc692_2434856262"/></text:p>
            </text:list-item>
            <text:list-item>
              <text:p text:style-name="P18"><text:bookmark-start text:name="__RefHeading___Toc694_2434856262"/>Set the picture for the background to be:<text:bookmark-end text:name="__RefHeading___Toc694_2434856262"/></text:p>
            </text:list-item>
          </text:list>
        </text:list-item>
      </text:list>
      <text:p text:style-name="_5f_code_5f_one_5f_line"><text:span text:style-name="_5f_BashIdent"><text:tab/><text:tab/><text:tab/>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DesktopBackground</text:span><text:span text:style-name="_5f_BashSpecial">/</text:span><text:span text:style-name="_5f_BashIdent">Pi_background.png</text:span></text:p>
      <text:list xml:id="list224661311700285" text:continue-numbering="true" text:style-name="Numbering_20_abc">
        <text:list-item>
          <text:list>
            <text:list-item>
              <text:p text:style-name="P22"><text:bookmark-start text:name="__RefHeading___Toc696_2434856262"/>Change the background colour to be black.<text:bookmark-end text:name="__RefHeading___Toc696_2434856262"/></text:p>
            </text:list-item>
            <text:list-item>
              <text:p text:style-name="P22"><text:bookmark-start text:name="__RefHeading___Toc698_2434856262"/>If you have a Raspberry Pi with two HDMI sockets, set “Show identical desktop on second monitor”. (You will need to have both sockets in use to see this menu option.)<text:bookmark-end text:name="__RefHeading___Toc698_2434856262"/></text:p>
            </text:list-item>
          </text:list>
        </text:list-item>
      </text:list>
      <text:list xml:id="list224661067214550" text:continue-list="list224661504706347" text:style-name="Numbering_20_123">
        <text:list-item>
          <text:h text:style-name="Level_20_1_20_Title" text:outline-level="1"><text:bookmark-start text:name="__RefHeading___Toc614_2434856262"/><text:span text:style-name="T4">I</text:span>nstall Additional Software<text:bookmark-end text:name="__RefHeading___Toc614_2434856262"/></text:h>
          <text:list>
            <text:list-item>
              <text:h text:style-name="Level_20_2_20_Title" text:outline-level="2"><text:bookmark-start text:name="__RefHeading___Toc616_2434856262"/>IDLE<text:bookmark-end text:name="__RefHeading___Toc616_2434856262"/></text:h>
            </text:list-item>
          </text:list>
        </text:list-item>
      </text:list>
      <text:p text:style-name="Level_20_2_20_para">The Idle development application for Python is no longer installed by default. To install run:</text:p>
      <text:p text:style-name="_5f_code_5f_one_5f_line"><text:tab/><text:tab/><text:tab/><text:span text:style-name="_5f_BashAltKeyword">sudo</text:span> <text:span text:style-name="_5f_BashAltKeyword">apt</text:span> <text:span text:style-name="_5f_BashAltKeyword">install</text:span> <text:span text:style-name="_5f_BashIdent">idle</text:span></text:p>
      <text:list xml:id="list224660056791210" text:continue-numbering="true" text:style-name="Numbering_20_123">
        <text:list-item>
          <text:list>
            <text:list-item>
              <text:h text:style-name="Level_20_2_20_Title" text:outline-level="2"><text:bookmark-start text:name="__RefHeading___Toc618_2434856262"/><text:soft-page-break/>PIP<text:bookmark-end text:name="__RefHeading___Toc618_2434856262"/></text:h>
            </text:list-item>
          </text:list>
        </text:list-item>
      </text:list>
      <text:p text:style-name="Level_20_2_20_para">Install PIP for adding Python packages (this may be pre-installed):</text:p>
      <text:p text:style-name="_5f_code_5f_one_5f_line"><text:tab/><text:tab/><text:tab/><text:span text:style-name="_5f_BashAltKeyword">sudo</text:span> <text:span text:style-name="_5f_BashAltKeyword">apt</text:span> <text:span text:style-name="_5f_BashAltKeyword">install</text:span> <text:span text:style-name="_5f_BashIdent">python3</text:span><text:span text:style-name="_5f_BashSpecial">-</text:span><text:span text:style-name="_5f_BashIdent">pip</text:span></text:p>
      <text:list xml:id="list224661345897406" text:continue-numbering="true" text:style-name="Numbering_20_123">
        <text:list-item>
          <text:list>
            <text:list-item>
              <text:h text:style-name="Level_20_2_20_Title" text:outline-level="2"><text:bookmark-start text:name="__RefHeading___Toc620_2434856262"/>Bluetooth for Python<text:bookmark-end text:name="__RefHeading___Toc620_2434856262"/></text:h>
            </text:list-item>
          </text:list>
        </text:list-item>
      </text:list>
      <text:p text:style-name="Level_20_2_20_para">Install Bluetooth for Python using the script:</text:p>
      <text:p text:style-name="_5f_code_5f_one_5f_line"><text:tab/><text:tab/><text:tab/><text:span text:style-name="_5f_BashAltKeyword">sudo</text:span> <text:span text:style-name="_5f_BashAltKeyword">apt</text:span><text:span text:style-name="_5f_BashSpecial">-</text:span><text:span text:style-name="_5f_BashIdent">get</text:span> <text:span text:style-name="_5f_BashAltKeyword">install</text:span> <text:span text:style-name="_5f_BashIdent">bluetooth</text:span> <text:span text:style-name="_5f_BashIdent">libbluetooth</text:span><text:span text:style-name="_5f_BashSpecial">-</text:span><text:span text:style-name="_5f_BashIdent">dev</text:span> <text:span text:style-name="_5f_BashIdent">bluez</text:span><text:span text:style-name="_5f_BashSpecial">-</text:span><text:span text:style-name="_5f_BashIdent">cups</text:span> <text:span text:style-name="_5f_BashIdent">bluez</text:span><text:span text:style-name="_5f_BashSpecial">-</text:span><text:span text:style-name="_5f_BashIdent">obexd</text:span></text:p>
      <text:p text:style-name="_5f_code_5f_one_5f_line"><text:tab/><text:tab/><text:tab/><text:span text:style-name="_5f_BashAltKeyword">sudo</text:span> <text:span text:style-name="_5f_BashIdent">python3</text:span> <text:span text:style-name="_5f_BashSpecial">-</text:span><text:span text:style-name="_5f_BashIdent">m</text:span> <text:span text:style-name="_5f_BashIdent">pip</text:span> <text:span text:style-name="_5f_BashAltKeyword">install</text:span> <text:span text:style-name="_5f_BashIdent">pybluez</text:span></text:p>
      <text:list xml:id="list224661863507599" text:continue-numbering="true" text:style-name="Numbering_20_123">
        <text:list-item>
          <text:list>
            <text:list-item>
              <text:h text:style-name="Level_20_2_20_Title" text:outline-level="2"><text:bookmark-start text:name="__RefHeading___Toc622_2434856262"/>Meld<text:bookmark-end text:name="__RefHeading___Toc622_2434856262"/></text:h>
            </text:list-item>
          </text:list>
        </text:list-item>
      </text:list>
      <text:p text:style-name="Level_20_2_20_para">Add in the Meld difference checker using the command:</text:p>
      <text:p text:style-name="_5f_code_5f_one_5f_line"><text:tab/><text:tab/><text:tab/><text:span text:style-name="_5f_BashAltKeyword">sudo</text:span> <text:span text:style-name="_5f_BashAltKeyword">apt</text:span> <text:span text:style-name="_5f_BashAltKeyword">install</text:span> <text:span text:style-name="_5f_BashIdent">meld</text:span></text:p>
      <text:list xml:id="list224660468912804" text:continue-numbering="true" text:style-name="Numbering_20_123">
        <text:list-item>
          <text:list>
            <text:list-item>
              <text:h text:style-name="Level_20_2_20_Title" text:outline-level="2"><text:bookmark-start text:name="__RefHeading___Toc624_2434856262"/>GNU Image Manipulation Program<text:bookmark-end text:name="__RefHeading___Toc624_2434856262"/></text:h>
            </text:list-item>
          </text:list>
        </text:list-item>
      </text:list>
      <text:p text:style-name="Level_20_2_20_para">Add in the image editor:</text:p>
      <text:p text:style-name="_5f_code_5f_one_5f_line"><text:tab/><text:tab/><text:tab/><text:span text:style-name="_5f_BashAltKeyword">sudo</text:span> <text:span text:style-name="_5f_BashAltKeyword">apt</text:span> <text:span text:style-name="_5f_BashAltKeyword">install</text:span> <text:span text:style-name="_5f_BashIdent">gimp</text:span></text:p>
      <text:list xml:id="list224661398476558" text:continue-numbering="true" text:style-name="Numbering_20_123">
        <text:list-item>
          <text:list>
            <text:list-item>
              <text:h text:style-name="P13" text:outline-level="2"><text:bookmark-start text:name="__RefHeading___Toc1912_2204894439"/>GUI Zero for Python<text:bookmark-end text:name="__RefHeading___Toc1912_2204894439"/></text:h>
              <text:p text:style-name="P14">Add <text:span text:style-name="T9">in the GUI Zero python package:</text:span></text:p>
              <text:list>
                <text:list-item>
                  <text:list>
                    <text:list-item>
                      <text:list>
                        <text:list-item>
                          <text:list>
                            <text:list-item>
                              <text:list>
                                <text:list-item>
                                  <text:list>
                                    <text:list-item>
                                      <text:list>
                                        <text:list-item>
                                          <text:list>
                                            <text:list-header>
                                              <text:p text:style-name="P24"><text:span text:style-name="_5f_BashAltKeyword">sudo</text:span><text:span text:style-name="_5f_BashIdent"> pip3 </text:span><text:span text:style-name="_5f_BashAltKeyword">install</text:span><text:span text:style-name="_5f_BashIdent"> guizero</text:span></text:p>
                                            </text:list-header>
                                          </text:list>
                                        </text:list-item>
                                      </text:list>
                                    </text:list-item>
                                  </text:list>
                                </text:list-item>
                              </text:list>
                            </text:list-item>
                          </text:list>
                        </text:list-item>
                      </text:list>
                    </text:list-item>
                  </text:list>
                </text:list-item>
              </text:list>
            </text:list-item>
          </text:list>
        </text:list-item>
        <text:list-item>
          <text:h text:style-name="Level_20_1_20_Title" text:outline-level="1"><text:bookmark-start text:name="__RefHeading___Toc626_2434856262"/><text:bookmark-start text:name="__RefNumPara__912_3199128223"/>Commissioning<text:bookmark-end text:name="__RefHeading___Toc626_2434856262"/><text:bookmark-end text:name="__RefNumPara__912_3199128223"/></text:h>
        </text:list-item>
      </text:list>
      <text:list xml:id="list224661813983715" text:continue-list="list224661311700285" text:style-name="Numbering_20_abc">
        <text:list-item text:start-value="1">
          <text:p text:style-name="Level_20_1_20_list">Check Scratch 2 and Scratch 3 open and run existing projects</text:p>
        </text:list-item>
        <text:list-item>
          <text:p text:style-name="Level_20_1_20_list">Check Idle, Thonny and Geany for use with Python projects.</text:p>
        </text:list-item>
        <text:list-item>
          <text:p text:style-name="Level_20_1_20_list">Run Chromium and decline the offer to save settings by creating an account. Set the default search engine to be DuckDuckGo.</text:p>
        </text:list-item>
        <text:list-item>
          <text:p text:style-name="Level_20_1_20_list">Run VLC and decline the option to export metadata.</text:p>
        </text:list-item>
        <text:list-item>
          <text:p text:style-name="Level_20_1_20_list">Check the screen configuration and wifi connection are correct in the Longlevens Library. If you have used wifi at home, make sure you remove your connection details from the following file:</text:p>
        </text:list-item>
      </text:list>
      <text:p text:style-name="_5f_code_5f_one_5f_line"><text:tab/><text:tab/><text:tab/><text:span text:style-name="_5f_BashSpecial">/</text:span><text:span text:style-name="_5f_BashIdent">etc</text:span><text:span text:style-name="_5f_BashSpecial">/</text:span><text:span text:style-name="_5f_BashIdent">wpa_supplicant</text:span><text:span text:style-name="_5f_BashSpecial">/</text:span><text:span text:style-name="_5f_BashIdent">wpa_supplicant.co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evel_20_1_20_Title" style:display-name="Level 1 Title" style:family="paragraph" style:parent-style-name="Standard" style:default-outline-level="1" style:list-style-name="Numbering_20_123" style:master-page-name="">
      <style:paragraph-properties fo:margin-top="0.4cm" fo:margin-bottom="0.199cm" loext:contextual-spacing="false" style:page-number="auto" fo:keep-with-next="always"/>
      <style:text-properties style:font-name="Arial1" fo:font-family="Arial" style:font-style-name="Bold" style:font-family-generic="swiss" style:font-pitch="variable" fo:font-size="14pt" fo:font-weight="bold" style:font-size-asian="10.5pt"/>
    </style:style>
    <style:style style:name="Level_20_1_20_para" style:display-name="Level 1 para" style:family="paragraph" style:parent-style-name="Standard">
      <style:paragraph-properties fo:margin-left="0.7cm" fo:margin-right="0cm" fo:margin-top="0.199cm" fo:margin-bottom="0.199cm" loext:contextual-spacing="false" fo:text-indent="0cm" style:auto-text-indent="false"/>
      <style:text-properties style:font-name="Arial" fo:font-family="Arial" style:font-family-generic="swiss" style:font-pitch="variable"/>
    </style:style>
    <style:style style:name="Level_20_1_20_list" style:display-name="Level 1 list" style:family="paragraph" style:parent-style-name="Level_20_1_20_para" style:default-outline-level="" style:list-style-name="Numbering_20_abc">
      <style:paragraph-properties fo:margin-left="1.401cm" fo:margin-right="0cm" fo:margin-top="0.101cm" fo:margin-bottom="0.199cm" loext:contextual-spacing="false" fo:line-height="115%" fo:text-indent="-0.7cm" style:auto-text-indent="false" text:number-lines="true" text:line-number="0">
        <style:tab-stops/>
      </style:paragraph-properties>
      <style:text-properties style:font-size-asian="10.5pt"/>
    </style:style>
    <style:style style:name="Level_20_2_20_Title" style:display-name="Level 2 Title" style:family="paragraph" style:parent-style-name="Level_20_1_20_Title" style:default-outline-level="2" style:master-page-name="">
      <style:paragraph-properties fo:margin-left="0.7cm" fo:margin-right="0cm" fo:margin-top="0.3cm" fo:margin-bottom="0.101cm" loext:contextual-spacing="false" fo:text-indent="0cm" style:auto-text-indent="false" style:page-number="auto"/>
      <style:text-properties fo:font-size="12pt" style:font-size-asian="10.5pt"/>
    </style:style>
    <style:style style:name="Level_20_2_20_para" style:display-name="Level 2 para" style:family="paragraph" style:parent-style-name="Level_20_1_20_para">
      <style:paragraph-properties fo:margin-left="1.499cm" fo:margin-right="0cm" fo:margin-top="0.199cm" fo:margin-bottom="0.101cm" loext:contextual-spacing="false" fo:line-height="115%" fo:text-indent="0cm" style:auto-text-indent="false"/>
      <style:text-properties style:font-size-asian="10.5pt"/>
    </style:style>
    <style:style style:name="Level_20_2_20_list" style:display-name="Level 2 list" style:family="paragraph" style:parent-style-name="Standard" style:default-outline-level="" style:list-style-name="Numbering_20_abc">
      <style:paragraph-properties fo:margin-left="2cm" fo:margin-right="0cm" fo:margin-top="0cm" fo:margin-bottom="0.3cm" loext:contextual-spacing="false" fo:text-indent="-0.499cm" style:auto-text-indent="false">
        <style:tab-stops/>
      </style:paragraph-properties>
      <style:text-properties style:font-name="Arial" fo:font-family="Arial" style:font-family-generic="swiss" style:font-pitch="variable"/>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master-page-name="">
      <style:paragraph-properties fo:margin-left="0cm" fo:margin-right="0cm" fo:margin-top="0.101cm" fo:margin-bottom="0.101cm" loext:contextual-spacing="false" fo:text-indent="0cm" style:auto-text-indent="false" style:page-number="auto" text:number-lines="false" text:line-number="0" style:snap-to-layout-grid="false"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9pt" fo:font-weight="normal" style:letter-kerning="false" style:font-size-asian="10.5pt"/>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Level_20_3_20_list" style:display-name="Level 3 list" style:family="paragraph" style:parent-style-name="Standard" style:default-outline-level="" style:list-style-name="Numbering_20_ABC">
      <style:paragraph-properties fo:margin-top="0cm" fo:margin-bottom="0.199cm" loext:contextual-spacing="false" text:number-lines="true" text:line-number="1"/>
      <style:text-properties style:font-name="Arial" fo:font-family="Ari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loext:contextual-spacing="false" fo:text-indent="0cm" style:auto-text-indent="false">
        <style:tab-stops>
          <style:tab-stop style:position="17cm" style:type="right" style:leader-style="dotted" style:leader-text="."/>
        </style:tab-stops>
      </style:paragraph-properties>
      <style:text-properties style:font-name="Arial2"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Bold" style:font-family-generic="swiss" style:font-pitch="variable" fo:font-size="28pt" fo:font-weight="bold" style:font-size-asian="28pt" style:font-weight-asian="bold" style:font-size-complex="28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 "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1cm" fo:text-indent="-0.7cm" fo:margin-left="2.73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431cm" fo:text-indent="-0.7cm" fo:margin-left="3.43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13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831cm" fo:text-indent="-0.7cm" fo:margin-left="4.83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532cm" fo:text-indent="-0.7cm" fo:margin-left="5.53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232cm" fo:text-indent="-0.7cm" fo:margin-left="6.2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32cm" fo:text-indent="-0.7cm" fo:margin-left="6.93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32cm" fo:text-indent="-0.7cm" fo:margin-left="7.632cm"/>
        </style:list-level-properties>
        <style:text-properties style:font-name="StarSymbol"/>
      </text:list-level-style-bullet>
    </text:list-style>
    <text:list-style style:name="Numbering_20_abc" style:display-name="Numbering abc">
      <text:list-level-style-number text:level="1" text:style-name="Numbering_20_Symbols" style:num-suffix=")" style:num-format="a" style:num-letter-sync="true">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cm" fo:text-indent="-0.6cm" fo:margin-left="2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1cm" fo:margin-left="2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style:list-level-label-alignment text:label-followed-by="listtab" text:list-tab-stop-position="1cm" fo:text-indent="0.199cm" fo:margin-left="1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font-size="10pt" style:font-size-asian="10pt" style:font-size-complex="10pt"/>
    </style:style>
    <style:style style:name="MT2" style:family="text">
      <style:text-properties officeooo:rsid="001e5f1c"/>
    </style:style>
    <style:style style:name="MT3" style:family="text">
      <style:text-properties fo:font-size="10pt" officeooo:rsid="001e5f1c" style:font-size-asian="10pt" style:font-size-complex="10pt"/>
    </style:style>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text:title>Raspberry Pi Setup Procedure</text:title></text:span><text:tab/><text:page-number text:select-page="current">7</text:page-number> <text:span text:style-name="MT2">of </text:span><text:span text:style-name="MT2"><text:page-count>7</text:page-count></text:span><text:span text:style-name="MT2"><text:tab/></text:span><text:span text:style-name="MT3"><text:modification-date style:data-style-name="N36">10/01/2020</text:modification-date></text:span></text:p>
      </style:footer>
      <style:footer-first>
        <text:p text:style-name="MP1"><text:tab/><text:page-number text:select-page="current">1</text:page-number> <text:span text:style-name="MT2">of </text:span><text:span text:style-name="MT2"><text:page-count>7</text:page-count></text:span><text:span text:style-name="MT2"><text:tab/></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7:16:51.439957722</meta:creation-date>
    <dc:date>2020-01-10T22:46:59.390315078</dc:date>
    <meta:editing-duration>PT1H17M46S</meta:editing-duration>
    <meta:editing-cycles>11</meta:editing-cycles>
    <meta:generator>LibreOffice/6.0.7.3$Linux_X86_64 LibreOffice_project/00m0$Build-3</meta:generator>
    <dc:title>Raspberry Pi Setup Procedure</dc:title>
    <meta:document-statistic meta:table-count="0" meta:image-count="0" meta:object-count="0" meta:page-count="7" meta:paragraph-count="166" meta:word-count="1734" meta:character-count="10571" meta:non-whitespace-character-count="8991"/>
  </office:meta>
</office:document-meta>
</file>